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eorgia" svg:font-family="Georgia" style:font-family-generic="roman" style:font-pitch="variable" svg:panose-1="2 4 5 2 5 4 5 2 3 3"/>
    <style:font-face style:name="Lato" svg:font-family="Lat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en" fo:country="US"/>
    </style:style>
    <style:style style:name="T2" style:parent-style-name="DefaultParagraphFont" style:family="text">
      <style:text-properties fo:language="en" fo:country="US"/>
    </style:style>
    <style:style style:name="T3" style:parent-style-name="DefaultParagraphFont" style:family="text">
      <style:text-properties style:font-name="Verdana" fo:color="#000000" fo:font-size="11.5pt" style:font-size-asian="11.5pt" style:font-size-complex="11.5pt" fo:language="en" fo:country="IN"/>
    </style:style>
    <style:style style:name="T4"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5"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6"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7"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8"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9"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0"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1"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2"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3"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14"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P15" style:parent-style-name="Standard" style:family="paragraph">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P16" style:parent-style-name="Standard" style:list-style-name="LFO2" style:family="paragraph">
      <style:text-properties fo:language="en" fo:country="IN"/>
    </style:style>
    <style:style style:name="P17" style:parent-style-name="Standard" style:list-style-name="LFO2" style:family="paragraph">
      <style:text-properties fo:language="en" fo:country="IN"/>
    </style:style>
    <style:style style:name="P18" style:parent-style-name="Standard" style:list-style-name="LFO2" style:family="paragraph">
      <style:text-properties fo:language="en" fo:country="IN"/>
    </style:style>
    <style:style style:name="P19" style:parent-style-name="Standard" style:list-style-name="LFO2" style:family="paragraph">
      <style:text-properties fo:language="en" fo:country="IN"/>
    </style:style>
    <style:style style:name="P20" style:parent-style-name="Standard" style:list-style-name="LFO2" style:family="paragraph">
      <style:text-properties fo:language="en" fo:country="IN"/>
    </style:style>
    <style:style style:name="P21" style:parent-style-name="Standard" style:list-style-name="LFO2" style:family="paragraph">
      <style:text-properties fo:language="en" fo:country="IN"/>
    </style:style>
    <style:style style:name="P22" style:parent-style-name="Standard" style:family="paragraph">
      <style:text-properties fo:language="en" fo:country="IN"/>
    </style:style>
    <style:style style:name="P23" style:parent-style-name="Standard" style:family="paragraph">
      <style:text-properties fo:language="en" fo:country="IN"/>
    </style:style>
    <style:style style:name="P24" style:parent-style-name="Standard" style:family="paragraph">
      <style:text-properties fo:language="en" fo:country="US"/>
    </style:style>
    <style:style style:name="T25" style:parent-style-name="DefaultParagraphFont" style:family="text">
      <style:text-properties fo:language="en" fo:country="US"/>
    </style:style>
    <style:style style:name="T26"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27" style:parent-style-name="DefaultParagraphFont" style:family="text">
      <style:text-properties fo:language="en" fo:country="IN"/>
    </style:style>
    <style:style style:name="T28" style:parent-style-name="DefaultParagraphFont" style:family="text">
      <style:text-properties fo:language="en" fo:country="IN"/>
    </style:style>
    <style:style style:name="T29" style:parent-style-name="DefaultParagraphFont" style:family="text">
      <style:text-properties fo:language="en" fo:country="IN"/>
    </style:style>
    <style:style style:name="T30" style:parent-style-name="DefaultParagraphFont" style:family="text">
      <style:text-properties fo:language="en" fo:country="IN"/>
    </style:style>
    <style:style style:name="T31" style:parent-style-name="DefaultParagraphFont" style:family="text">
      <style:text-properties fo:language="en" fo:country="IN"/>
    </style:style>
    <style:style style:name="T32" style:parent-style-name="DefaultParagraphFont" style:family="text">
      <style:text-properties fo:language="en" fo:country="IN"/>
    </style:style>
    <style:style style:name="T33" style:parent-style-name="DefaultParagraphFont" style:family="text">
      <style:text-properties fo:language="en" fo:country="IN"/>
    </style:style>
    <style:style style:name="T34" style:parent-style-name="DefaultParagraphFont" style:family="text">
      <style:text-properties fo:language="en" fo:country="IN"/>
    </style:style>
    <style:style style:name="T35" style:parent-style-name="DefaultParagraphFont" style:family="text">
      <style:text-properties fo:language="en" fo:country="IN"/>
    </style:style>
    <style:style style:name="P36" style:parent-style-name="Standard" style:family="paragraph">
      <style:text-properties fo:language="en" fo:country="IN"/>
    </style:style>
    <style:style style:name="P37" style:parent-style-name="Standard" style:family="paragraph">
      <style:text-properties fo:language="en" fo:country="IN"/>
    </style:style>
    <style:style style:name="P38" style:parent-style-name="Standard" style:family="paragraph">
      <style:text-properties fo:language="en" fo:country="US"/>
    </style:style>
    <style:style style:name="T39" style:parent-style-name="DefaultParagraphFont" style:family="text">
      <style:text-properties fo:language="en" fo:country="US"/>
    </style:style>
    <style:style style:name="T40" style:parent-style-name="DefaultParagraphFont" style:family="text">
      <style:text-properties style:font-name="Georgia" fo:color="#303947" fo:font-size="15pt" style:font-size-asian="15pt" style:font-size-complex="15pt" fo:background-color="#EAECEF" fo:language="en" fo:country="IN"/>
    </style:style>
    <style:style style:name="T41" style:parent-style-name="DefaultParagraphFont" style:family="text">
      <style:text-properties fo:language="en" fo:country="IN"/>
    </style:style>
    <style:style style:name="T42" style:parent-style-name="Hyperlink" style:family="text">
      <style:text-properties fo:language="en" fo:country="IN"/>
    </style:style>
    <style:style style:name="T43" style:parent-style-name="DefaultParagraphFont" style:family="text">
      <style:text-properties fo:language="en" fo:country="IN"/>
    </style:style>
    <style:style style:name="T44" style:parent-style-name="Hyperlink" style:family="text">
      <style:text-properties fo:language="en" fo:country="IN"/>
    </style:style>
    <style:style style:name="T45" style:parent-style-name="DefaultParagraphFont" style:family="text">
      <style:text-properties fo:language="en" fo:country="IN"/>
    </style:style>
    <style:style style:name="T46" style:parent-style-name="Hyperlink" style:family="text">
      <style:text-properties fo:language="en" fo:country="IN"/>
    </style:style>
    <style:style style:name="T47" style:parent-style-name="DefaultParagraphFont" style:family="text">
      <style:text-properties fo:language="en" fo:country="IN"/>
    </style:style>
    <style:style style:name="T48" style:parent-style-name="Hyperlink" style:family="text">
      <style:text-properties fo:language="en" fo:country="IN"/>
    </style:style>
    <style:style style:name="T49" style:parent-style-name="DefaultParagraphFont" style:family="text">
      <style:text-properties fo:language="en" fo:country="IN"/>
    </style:style>
    <style:style style:name="P50" style:parent-style-name="Standard" style:family="paragraph">
      <style:text-properties fo:language="en" fo:country="IN"/>
    </style:style>
    <style:style style:name="T51" style:parent-style-name="DefaultParagraphFont" style:family="text">
      <style:text-properties fo:language="en" fo:country="IN"/>
    </style:style>
    <style:style style:name="T52" style:parent-style-name="Hyperlink" style:family="text">
      <style:text-properties fo:language="en" fo:country="IN"/>
    </style:style>
    <style:style style:name="T53" style:parent-style-name="DefaultParagraphFont" style:family="text">
      <style:text-properties fo:language="en" fo:country="IN"/>
    </style:style>
    <style:style style:name="T54" style:parent-style-name="DefaultParagraphFont" style:family="text">
      <style:text-properties fo:language="en" fo:country="IN"/>
    </style:style>
    <style:style style:name="T55" style:parent-style-name="Hyperlink" style:family="text">
      <style:text-properties fo:language="en" fo:country="IN"/>
    </style:style>
    <style:style style:name="T56" style:parent-style-name="DefaultParagraphFont" style:family="text">
      <style:text-properties fo:language="en" fo:country="IN"/>
    </style:style>
    <style:style style:name="T57" style:parent-style-name="Hyperlink" style:family="text">
      <style:text-properties fo:language="en" fo:country="IN"/>
    </style:style>
    <style:style style:name="T58" style:parent-style-name="DefaultParagraphFont" style:family="text">
      <style:text-properties fo:language="en" fo:country="IN"/>
    </style:style>
    <style:style style:name="T59" style:parent-style-name="Hyperlink" style:family="text">
      <style:text-properties fo:language="en" fo:country="IN"/>
    </style:style>
    <style:style style:name="T60" style:parent-style-name="DefaultParagraphFont" style:family="text">
      <style:text-properties fo:language="en" fo:country="IN"/>
    </style:style>
    <style:style style:name="T61" style:parent-style-name="Hyperlink" style:family="text">
      <style:text-properties fo:language="en" fo:country="IN"/>
    </style:style>
    <style:style style:name="T62" style:parent-style-name="DefaultParagraphFont" style:family="text">
      <style:text-properties fo:language="en" fo:country="IN"/>
    </style:style>
    <style:style style:name="P63" style:parent-style-name="Standard" style:family="paragraph">
      <style:text-properties fo:language="en" fo:country="IN"/>
    </style:style>
    <style:style style:name="T64" style:parent-style-name="DefaultParagraphFont" style:family="text">
      <style:text-properties fo:language="en" fo:country="IN"/>
    </style:style>
    <style:style style:name="T65" style:parent-style-name="Hyperlink" style:family="text">
      <style:text-properties fo:language="en" fo:country="IN"/>
    </style:style>
    <style:style style:name="T66" style:parent-style-name="DefaultParagraphFont" style:family="text">
      <style:text-properties fo:language="en" fo:country="IN"/>
    </style:style>
    <style:style style:name="P67" style:parent-style-name="Standard" style:family="paragraph">
      <style:text-properties fo:language="en" fo:country="IN"/>
    </style:style>
    <style:style style:name="P68" style:parent-style-name="Standard" style:family="paragraph">
      <style:text-properties fo:language="en" fo:country="IN"/>
    </style:style>
    <style:style style:name="P69" style:parent-style-name="Standard" style:family="paragraph">
      <style:text-properties fo:language="en" fo:country="IN"/>
    </style:style>
    <style:style style:name="P70" style:parent-style-name="Standard" style:family="paragraph">
      <style:text-properties fo:language="en" fo:country="IN"/>
    </style:style>
    <style:style style:name="P71" style:parent-style-name="Standard" style:family="paragraph">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style:font-name="Lato" style:font-name-asian="Times New Roman" style:font-name-complex="Times New Roman" fo:color="#2A3B4F" style:letter-kerning="false" fo:language="en" fo:country="IN" style:language-asian="en" style:country-asian="IN" style:language-complex="ar" style:country-complex="SA"/>
    </style:style>
    <style:style style:name="T74" style:parent-style-name="DefaultParagraphFont" style:family="text">
      <style:text-properties fo:language="en" fo:country="IN"/>
    </style:style>
    <style:style style:name="P75" style:parent-style-name="Standard" style:family="paragraph">
      <style:text-properties fo:language="en" fo:country="IN"/>
    </style:style>
    <style:style style:name="P76" style:parent-style-name="Standard" style:family="paragraph">
      <style:text-properties fo:language="en" fo:country="IN"/>
    </style:style>
    <style:style style:name="P77" style:parent-style-name="Standard" style:family="paragraph">
      <style:text-properties fo:language="en" fo:country="IN"/>
    </style:style>
    <style:style style:name="P78" style:parent-style-name="Standard" style:family="paragraph">
      <style:text-properties fo:language="en" fo:country="IN"/>
    </style:style>
    <style:style style:name="P79" style:parent-style-name="Standard" style:family="paragraph">
      <style:text-properties fo:language="en" fo:country="IN"/>
    </style:style>
    <style:style style:name="T80" style:parent-style-name="DefaultParagraphFont" style:family="text">
      <style:text-properties fo:language="en" fo:country="IN"/>
    </style:style>
  </office:automatic-styles>
  <office:body>
    <office:text text:use-soft-page-breaks="true">
      <text:p text:style-name="P1">Q1. What is HTML?</text:p>
      <text:p text:style-name="Standard"><text:span text:style-name="T2">Ans1.</text:span><text:span text:style-name="T3"><text:s/></text:span><text:span text:style-name="T4">HTML stands for Hyper Text Markup Language</text:span><text:span text:style-name="T5">.</text:span><text:span text:style-name="T6">HTML is the standard markup language for creating Web pages</text:span><text:span text:style-name="T7">.</text:span><text:span text:style-name="T8">HTML describes the structure of a Web page</text:span><text:span text:style-name="T9">.</text:span><text:span text:style-name="T10">HTML consists of a series of element</text:span><text:span text:style-name="T11">s.</text:span><text:span text:style-name="T12">HTML elements tell the browser how to display the content</text:span><text:span text:style-name="T13">.</text:span><text:span text:style-name="T14">HTML elements label pieces of content such as "this is a heading", "this is a paragraph", "this is a link", etc.</text:span></text:p>
      <text:p text:style-name="P15"/>
      <text:list text:style-name="LFO2" text:continue-numbering="true">
        <text:list-item>
          <text:p text:style-name="P16">The &lt;!DOCTYPE html&gt; declaration defines that this document is an HTML5 document</text:p>
        </text:list-item>
        <text:list-item>
          <text:p text:style-name="P17">The &lt;html&gt; element is the root element of an HTML page</text:p>
        </text:list-item>
        <text:list-item>
          <text:p text:style-name="P18">The &lt;head&gt; element contains meta information about the HTML page</text:p>
        </text:list-item>
        <text:list-item>
          <text:p text:style-name="P19">The &lt;title&gt; element specifies a title for the HTML page (which is shown in the browser's title bar or in the page's tab)</text:p>
        </text:list-item>
        <text:list-item>
          <text:p text:style-name="P20">The &lt;body&gt; element defines the document's body, and is a container for all the visible contents, such as headings, paragraphs, images, hyperlinks, tables, lists, etc.</text:p>
        </text:list-item>
        <text:list-item>
          <text:p text:style-name="P21"/>
        </text:list-item>
      </text:list>
      <text:p text:style-name="P22"/>
      <text:p text:style-name="P23"/>
      <text:p text:style-name="P24">Q2. What is CSS?</text:p>
      <text:p text:style-name="Standard"><text:span text:style-name="T25">Ans2.</text:span><text:span text:style-name="T26"><text:s/></text:span><text:span text:style-name="T27">CSS stands for Cascading Style Sheets</text:span><text:span text:style-name="T28">.</text:span><text:span text:style-name="T29">CSS describes how HTML elements are to be displayed on screen, paper, or in other media</text:span><text:span text:style-name="T30">.</text:span><text:span text:style-name="T31">CSS saves a lot of work. It can control the layout of multiple web pages all at<text:s/></text:span><text:span text:style-name="T32">once</text:span><text:span text:style-name="T33">.</text:span><text:span text:style-name="T34"><text:s/>External</text:span><text:span text:style-name="T35"><text:s/>stylesheets are stored in CSS files</text:span></text:p>
      <text:p text:style-name="P36">CSS is used to define styles for your web pages, including the design, layout and variations in display for different devices and screen sizes.</text:p>
      <text:p text:style-name="P37"/>
      <text:p text:style-name="P38">Q3. Why did JavaScript come into the picture?</text:p>
      <text:p text:style-name="Standard"><text:span text:style-name="T39">Ans3.</text:span><text:span text:style-name="T40"><text:s/></text:span><text:span text:style-name="T41"> in 1993, around the time when the first web browsers were being released. JavaScript’s mother company, Netscape, initially created by members of  </text:span><text:a xlink:href="http://www.ncsa.illinois.edu/" office:target-frame-name="_top" xlink:show="replace"><text:span text:style-name="T42">The National Centre for Supercomputing Applications</text:span></text:a><text:span text:style-name="T43"> (NCSA), was a group at the University of Illinois that developed the first web browser, </text:span><text:a xlink:href="https://en.wikipedia.org/wiki/Mosaic_(web_browser)" office:target-frame-name="_top" xlink:show="replace"><text:span text:style-name="T44">Mosaic</text:span></text:a><text:span text:style-name="T45">, in 1993. The following year, </text:span><text:a xlink:href="https://en.wikipedia.org/wiki/Marc_Andreessen" office:target-frame-name="_top" xlink:show="replace"><text:span text:style-name="T46">Marc Andreessen </text:span></text:a><text:span text:style-name="T47">and </text:span><text:a xlink:href="https://en.wikipedia.org/wiki/Eric_Bina" office:target-frame-name="_top" xlink:show="replace"><text:span text:style-name="T48">Eric Bina</text:span></text:a><text:span text:style-name="T49">, along with several other former colleagues, left the NCSA to create Netscape.</text:span></text:p>
      <text:p text:style-name="P50"/>
      <text:p text:style-name="Standard"><text:span text:style-name="T51">In late 1995, Microsoft was starting to catch on to the competitive threat the web posed. So the team at Microsoft started the Internet Explorer (IE) project in an attempt to take control of the emerging technology from Netscape through an “</text:span><text:a xlink:href="https://en.wikipedia.org/wiki/Embrace,_extend,_and_extinguish#:~:text=%22Embrace%2C%20extend%2C%20and%20extinguish,extending%20those%20standards%20with%20proprietary" office:target-frame-name="_top" xlink:show="replace"><text:span text:style-name="T52">embrace, extend, extinguish</text:span></text:a><text:span text:style-name="T53">” strategy.<text:s/></text:span>Microsoft was now a threat to Netscape.</text:p>
      <text:p text:style-name="Standard"/>
      <text:p text:style-name="Standard"><text:span text:style-name="T54">In response, Netscape decided to target a larger audience by incorporating a scripting language which would allow interactions with the </text:span><text:a xlink:href="https://www.w3schools.com/js/js_htmldom.asp" office:target-frame-name="_top" xlink:show="replace"><text:span text:style-name="T55">DOM</text:span></text:a><text:span text:style-name="T56">. To achieve this, they collaborated with </text:span><text:a xlink:href="https://en.wikipedia.org/wiki/Sun_Microsystems" office:target-frame-name="_top" xlink:show="replace"><text:span text:style-name="T57">Sun Microsystems</text:span></text:a><text:span text:style-name="T58"> to embed the newly created Java programming language, and hired </text:span><text:a xlink:href="https://en.wikipedia.org/wiki/Brendan_Eich" office:target-frame-name="_top" xlink:show="replace"><text:span text:style-name="T59">Brendan Eich</text:span></text:a><text:span text:style-name="T60"> to embed the </text:span><text:a xlink:href="https://en.wikipedia.org/wiki/Scheme_(programming_language)" office:target-frame-name="_top" xlink:show="replace"><text:span text:style-name="T61">Scheme</text:span></text:a><text:span text:style-name="T62"> language.</text:span></text:p>
      <text:p text:style-name="P63"/>
      <text:p text:style-name="Standard"><text:span text:style-name="T64">Many developers are aware that Java and JavaScript have very little in common, but their early history is surprisingly intertwined. In 1992, </text:span><text:a xlink:href="https://en.wikipedia.org/wiki/James_Gosling" office:target-frame-name="_top" xlink:show="replace"><text:span text:style-name="T65">James Gosling</text:span></text:a><text:span text:style-name="T66"> had begun work on a language that would become a successor of C++. After failing to incorporate his new language into interactive television, Gosling renamed it from “Oak” to “Java,” and worked with Sun Microsystems on an aggressive marketing campaign. After realizing that Sun and Netscape had a common enemy in Microsoft, the two companies decided to negotiate a deal where Java would be integrated into Netscape 2.</text:span></text:p>
      <text:p text:style-name="P67"/>
      <text:p text:style-name="P68">In comparison to Microsoft, who had Visual C++ for professional programmers and a Visual Basic scripting language for amateurs, Netscape wanted a simpler companion script to Java that mimicked what Microsoft was offering.</text:p>
      <text:soft-page-break/>
      <text:p text:style-name="P69">This is where Brendan Eich, father of JavaScript, comes into the picture. Eich was hired by Netscape in April of 1995 with the promise of implementing a scripting language for the browser With the Java announcement now imminent, Eich was given a mere 10 days to produce a prototype. </text:p>
      <text:p text:style-name="P70"/>
      <text:p text:style-name="P71">Q4. History of JavaScript and ECMAScript. Explain in your own word?</text:p>
      <text:p text:style-name="Standard"><text:span text:style-name="T72">Ans4.</text:span><text:span text:style-name="T73"><text:s/></text:span><text:span text:style-name="T74">Before we talk about JavaScript, we need to talk about Ecma International, which is an organization that creates standards for technologies. They've been operating since 1961, and in that time, they've created a wide range of global technology standards. ECMA-262 is a standard published by Ecma International. It specifies a general-purpose scripting language.</text:span></text:p>
      <text:p text:style-name="P75"/>
      <text:p text:style-name="P76">The language is called ECMAScript. The ECMAScript standard defines the rules, details, and guidelines that the scripting language must observe to be considered ECMAScript compliant. So that's ECMAScript. But where does JavaScript come in?</text:p>
      <text:p text:style-name="P77"/>
      <text:p text:style-name="P78">JavaScript is a general-purpose scripting language that conforms to the ECMAScript specification. The ECMAScript specification is a blueprint for creating a scripting language. JavaScript is an implementation of that blueprint. On the whole, JavaScript implements the ECMAScript specification as described in ECMA-262. But there are some key differences.</text:p>
      <text:p text:style-name="P79"/>
      <text:p text:style-name="Standard"><text:span text:style-name="T80">The different engines can sometimes implement JavaScript differently. For example, one engine may run JavaScript code faster than the other. There are also differences in the way browsers support the language. When a new edition of ECMAScript is released, JavaScript engines tend not to integrate the entire update all at once. They incorporate new ECMAScript features incrementally, which means that browser support for the latest features of ECMAScript is always evolv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Georgia" svg:font-family="Georgia" style:font-family-generic="roman" style:font-pitch="variable" svg:panose-1="2 4 5 2 5 4 5 2 3 3"/>
    <style:font-face style:name="Lato" svg:font-family="Lat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text-properties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fo:language="en" fo:country="US"/>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anmay sisodia</dc:creator>
    <meta:creation-date>2009-04-16T11:32:00Z</meta:creation-date>
    <dc:date>2023-03-31T17:46:00Z</dc:date>
    <meta:template xlink:href="Normal" xlink:type="simple"/>
    <meta:editing-cycles>5</meta:editing-cycles>
    <meta:editing-duration>PT2220S</meta:editing-duration>
    <meta:user-defined meta:name="Info 1"/>
    <meta:user-defined meta:name="Info 2"/>
    <meta:user-defined meta:name="Info 3"/>
    <meta:user-defined meta:name="Info 4"/>
    <meta:document-statistic meta:page-count="2" meta:paragraph-count="11" meta:word-count="855" meta:character-count="5723" meta:row-count="40" meta:non-whitespace-character-count="4879"/>
  </office:meta>
</office:document-meta>
</file>